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25in" fo:margin-left="-0.0625in" fo:margin-top="0in" fo:margin-bottom="0in" table:align="left" style:writing-mode="lr-tb"/>
    </style:style>
    <style:style style:name="Table2.A" style:family="table-column">
      <style:table-column-properties style:column-width="5.1243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background-color="#bfbfbf" fo:padding-left="0.07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bfbfbf" fo:padding-left="0.075in" fo:padding-right="0.075in" fo:padding-top="0in" fo:padding-bottom="0in" fo:border="0.0069in solid #000001">
        <style:background-image/>
      </style:table-cell-properties>
    </style:style>
    <style:style style:name="Table2.2" style:family="table-row">
      <style:table-row-properties style:min-row-height="0.1993in" style:keep-together="true" fo:keep-together="auto"/>
    </style:style>
    <style:style style:name="Table2.A2" style:family="table-cell">
      <style:table-cell-properties fo:background-color="#f2f2f2" fo:padding-left="0.075in" fo:padding-right="0.075in" fo:padding-top="0in" fo:padding-bottom="0in" fo:border-left="0.0069in solid #000001" fo:border-right="none" fo:border-top="0.0069in solid #000001" fo:border-bottom="0.0069in solid #000001">
        <style:background-image/>
      </style:table-cell-properties>
    </style:style>
    <style:style style:name="Table2.B2" style:family="table-cell">
      <style:table-cell-properties fo:background-color="#f2f2f2" fo:padding-left="0.075in" fo:padding-right="0.075in" fo:padding-top="0in" fo:padding-bottom="0in" fo:border="0.0069in solid #000001">
        <style:background-image/>
      </style:table-cell-properties>
    </style:style>
    <style:style style:name="Table2.A3" style:family="table-cell">
      <style:table-cell-properties fo:padding-left="0.075in" fo:padding-right="0.075in" fo:padding-top="0in" fo:padding-bottom="0in" fo:border="0.0069in solid #000001"/>
    </style:style>
    <style:style style:name="P1" style:family="paragraph" style:parent-style-name="List_20_Paragraph" style:list-style-name="WWNum5">
      <style:paragraph-properties fo:orphans="0" fo:widows="0"/>
    </style:style>
    <style:style style:name="P2" style:family="paragraph" style:parent-style-name="List_20_Paragraph" style:list-style-name="WWNum6">
      <style:paragraph-properties fo:orphans="0" fo:widows="0"/>
    </style:style>
    <style:style style:name="P3" style:family="paragraph" style:parent-style-name="Header">
      <style:paragraph-properties fo:text-align="center" style:justify-single-word="false"/>
    </style:style>
    <style:style style:name="P4" style:family="paragraph" style:parent-style-name="Standard">
      <style:paragraph-properties fo:line-height="100%" fo:orphans="0" fo:widows="0"/>
    </style:style>
    <style:style style:name="P5" style:family="paragraph" style:parent-style-name="Standard">
      <style:paragraph-properties fo:orphans="0" fo:widows="0"/>
    </style:style>
    <style:style style:name="P6" style:family="paragraph" style:parent-style-name="Standard">
      <style:paragraph-properties fo:margin-top="0in" fo:margin-bottom="0in" fo:line-height="100%" fo:orphans="0" fo:widows="0"/>
    </style:style>
    <style:style style:name="P7"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8" style:family="paragraph" style:parent-style-name="Standard">
      <style:paragraph-properties fo:orphans="0" fo:widows="0" fo:break-before="pag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alibri" fo:font-size="14pt" fo:font-weight="bold" style:font-size-asian="14pt" style:font-weight-asian="bold" style:font-size-complex="14pt"/>
    </style:style>
    <style:style style:name="T4" style:family="text">
      <style:text-properties fo:font-size="22pt" fo:font-weight="bold" style:font-size-asian="22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6">Lab number and date</text:p>
          </table:table-cell>
          <table:table-cell table:style-name="Table1.B1" office:value-type="string">
            <text:p text:style-name="P6">Lab 1 10/3/17</text:p>
          </table:table-cell>
        </table:table-row>
        <table:table-row table:style-name="Table1.1">
          <table:table-cell table:style-name="Table1.A1" office:value-type="string">
            <text:p text:style-name="P6">Developer (Person whose code is being reviewed)</text:p>
          </table:table-cell>
          <table:table-cell table:style-name="Table1.B1" office:value-type="string">
            <text:p text:style-name="P6">Andrew Rogers</text:p>
          </table:table-cell>
        </table:table-row>
        <table:table-row table:style-name="Table1.1">
          <table:table-cell table:style-name="Table1.A1" office:value-type="string">
            <text:p text:style-name="P6">URL for project repository (optional)</text:p>
          </table:table-cell>
          <table:table-cell table:style-name="Table1.B1" office:value-type="string">
            <text:p text:style-name="P6"/>
          </table:table-cell>
        </table:table-row>
        <table:table-row table:style-name="Table1.1">
          <table:table-cell table:style-name="Table1.A1" office:value-type="string">
            <text:p text:style-name="P6">URL for the hosted web app (optional)</text:p>
          </table:table-cell>
          <table:table-cell table:style-name="Table1.B1" office:value-type="string">
            <text:p text:style-name="P6"/>
          </table:table-cell>
        </table:table-row>
        <table:table-row table:style-name="Table1.1">
          <table:table-cell table:style-name="Table1.A1" office:value-type="string">
            <text:p text:style-name="P6">Reviewer</text:p>
          </table:table-cell>
          <table:table-cell table:style-name="Table1.B1" office:value-type="string">
            <text:p text:style-name="P6">John Bell</text:p>
          </table:table-cell>
        </table:table-row>
      </table:table>
      <text:p text:style-name="P6"><text:span text:style-name="T1"><text:line-break/>Instructions</text:span></text:p>
      <text:p text:style-name="P4">The reviewer will complete this form for the beta version of a lab assignment done by one of their lab partners. After filling out the “Beta” column and adding comments, the reviewer will upload this document to the Lab Beta + Review Forum.</text:p>
      <text:p text:style-name="P4">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text:span text:style-name="T2">Criteria</text:span></text:p>
          </table:table-cell>
          <table:table-cell table:style-name="Table2.B1" office:value-type="string">
            <text:p text:style-name="P6"><text:span text:style-name="T2">Beta</text:span></text:p>
          </table:table-cell>
          <table:table-cell table:style-name="Table2.B1" office:value-type="string">
            <text:p text:style-name="P6"><text:span text:style-name="T2">Release</text:span></text:p>
          </table:table-cell>
        </table:table-row>
        <table:table-row table:style-name="Table2.2">
          <table:table-cell table:style-name="Table2.A2" office:value-type="string">
            <text:p text:style-name="P6">Does it compile and run without errors? (Yes, or No and list any issues below)</text:p>
          </table:table-cell>
          <table:table-cell table:style-name="Table2.B2" office:value-type="string">
            <text:p text:style-name="P6">y</text:p>
          </table:table-cell>
          <table:table-cell table:style-name="Table2.B2" office:value-type="string">
            <text:p text:style-name="P6"/>
          </table: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2" office:value-type="string">
            <text:p text:style-name="P6">Do all the web pages load correctly (for both POST and GET requests)? </text:p>
          </table:table-cell>
          <table:table-cell table:style-name="Table2.B2" office:value-type="string">
            <text:p text:style-name="P6">y</text:p>
          </table:table-cell>
          <table:table-cell table:style-name="Table2.B2" office:value-type="string">
            <text:p text:style-name="P6"/>
          </table: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2" office:value-type="string">
            <text:p text:style-name="P6">Do all the buttons and links work correctly? </text:p>
          </table:table-cell>
          <table:table-cell table:style-name="Table2.B2" office:value-type="string">
            <text:p text:style-name="P6">y</text:p>
          </table:table-cell>
          <table:table-cell table:style-name="Table2.B2" office:value-type="string">
            <text:p text:style-name="P6"/>
          </table: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2" office:value-type="string">
            <text:p text:style-name="P6">Does the style conform to C# and Razor Page coding conventions? </text:p>
          </table:table-cell>
          <table:table-cell table:style-name="Table2.B2" office:value-type="string">
            <text:p text:style-name="P6">y</text:p>
          </table:table-cell>
          <table:table-cell table:style-name="Table2.B2" office:value-type="string">
            <text:p text:style-name="P6"/>
          </table: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2" office:value-type="string">
            <text:p text:style-name="P6">Do the design and implementation conform to OOP best practices? </text:p>
          </table:table-cell>
          <table:table-cell table:style-name="Table2.B2" office:value-type="string">
            <text:p text:style-name="P6">y</text:p>
          </table:table-cell>
          <table:table-cell table:style-name="Table2.B2" office:value-type="string">
            <text:p text:style-name="P6"/>
          </table: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2" office:value-type="string">
            <text:p text:style-name="P6">Does the solution meet all the requirements? <text:bookmark text:name="_GoBack"/></text:p>
          </table:table-cell>
          <table:table-cell table:style-name="Table2.B2" office:value-type="string">
            <text:p text:style-name="P6">y</text:p>
          </table:table-cell>
          <table:table-cell table:style-name="Table2.B2" office:value-type="string">
            <text:p text:style-name="P6"/>
          </table: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B2" table:number-columns-spanned="3" office:value-type="string">
            <text:p text:style-name="P6">Comments</text:p>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
      <text:p text:style-name="P7"/>
      <text:p text:style-name="P8"><text:span text:style-name="T3">Appendix</text:span></text:p>
      <text:p text:style-name="P5"><text:span text:style-name="T1">Aspects of coding style to check</text:span></text:p>
      <text:list xml:id="list559841215618883" text:style-name="WWNum5">
        <text:list-item>
          <text:p text:style-name="P1">Is proper indentation used?</text:p>
        </text:list-item>
        <text:list-item>
          <text:p text:style-name="P1">Are the HTML elements and variables named descriptively?</text:p>
        </text:list-item>
        <text:list-item>
          <text:p text:style-name="P1">Have any unnecessary lines of code or files been removed?</text:p>
        </text:list-item>
        <text:list-item>
          <text:p text:style-name="P1">Are there explanatory comments in the code?</text:p>
        </text:list-item>
        <text:list-item>
          <text:p text:style-name="P1">Do variable names use camelCase? </text:p>
        </text:list-item>
        <text:list-item>
          <text:p text:style-name="P1">Are properties, methods and classes named using PascalCase (aka TitleCase)?</text:p>
        </text:list-item>
        <text:list-item>
          <text:p text:style-name="P1">Are constant names written using ALL_CAPS?</text:p>
        </text:list-item>
      </text:list>
      <text:p text:style-name="P5"><text:span text:style-name="T1">Best practices in Object Oriented Programming</text:span></text:p>
      <text:list xml:id="list5360798630875878902" text:style-name="WWNum6">
        <text:list-item>
          <text:p text:style-name="P2">Is the code DRY (no duplicated blocks of code)?</text:p>
        </text:list-item>
        <text:list-item>
          <text:p text:style-name="P2">Are named constants used instead of repeated literal constants?</text:p>
        </text:list-item>
        <text:list-item>
          <text:p text:style-name="P2">Is code that does computation or logical operations separated into its own class instead of being added to the code-behind?</text:p>
        </text:list-item>
        <text:list-item>
          <text:p text:style-name="P2">Are all instance variables private?</text:p>
        </text:list-item>
        <text:list-item>
          <text:p text:style-name="P2">Are local variables used instead of instance variables wherever possible?</text:p>
        </text:list-item>
        <text:list-item>
          <text:p text:style-name="P2">Does each method do just one thing (no “Swiss Armey” methods)?</text:p>
        </text:list-item>
        <text:list-item>
          <text:p text:style-name="P2">Are classes “loosely coupled” and “highly coherent”?</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m</text:span></text:p>
      </style:header>
      <style:footer>
        <text:p text:style-name="Footer">Written by Brian Bird, for CS295N, Lane Community College, fall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11</meta:editing-cycles>
    <meta:creation-date>2017-03-16T17:31:00</meta:creation-date>
    <dc:date>2017-10-03T22:02:36.70</dc:date>
    <meta:editing-duration>PT34S</meta:editing-duration>
    <meta:generator>OpenOffice/4.1.2$Win32 OpenOffice.org_project/412m3$Build-9782</meta:generator>
    <meta:document-statistic meta:table-count="2" meta:image-count="0" meta:object-count="0" meta:page-count="2" meta:paragraph-count="46" meta:word-count="351" meta:character-count="2047"/>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